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7021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3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5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and_20_Subsection_20_Title-subtitle">
      <style:graphic-properties draw:stroke="none" svg:stroke-width="0cm" draw:fill="none" draw:fill-color="#ffffff" draw:textarea-vertical-align="top" draw:auto-grow-height="false" draw:fit-to-size="false" fo:min-height="16.565cm" fo:padding-top="0.254cm" fo:padding-bottom="0.254cm" fo:padding-left="0.254cm" fo:padding-right="0.254cm" fo:wrap-option="wrap"/>
    </style:style>
    <style:style style:name="pr8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9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10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ingding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React </text:span><text:span text:style-name="T1">Witho</text:span><text:span text:style-name="T1">ut </text:span><text:span text:style-name="T1">Redux</text:span></text:p>
          </draw:text-box>
        </draw:frame>
        <draw:frame draw:name="Shape 168" presentation:style-name="pr2" draw:text-style-name="P3" draw:layer="layout" svg:width="45.656cm" svg:height="2.403cm" svg:x="2.169cm" svg:y="15.488cm" presentation:class="subtitle" presentation:user-transformed="true">
          <draw:text-box>
            <text:p text:style-name="P1"><text:span text:style-name="T2">Section Four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text:span text:style-name="T3"><text:line-break/></text:span><text:span text:style-name="T3">This would be the introduction slide of the topic that you </text:span><text:span text:style-name="T3">are covering in this section.</text:span></text:p>
              <text:p text:style-name="P4"><text:span text:style-name="T3">When this slide plays, you could talk about the main aim that </text:span><text:span text:style-name="T3">we’d be covering in this section.</text:span></text:p>
            </draw:text-box>
          </draw:frame>
        </presentation:notes>
      </draw:page>
      <draw:page draw:name="In this Section, we are going to take a look at…" draw:style-name="dp1" draw:master-page-name="Title_20_Only" presentation:presentation-page-layout-name="AL1T19">
        <draw:frame draw:name="Shape 148" presentation:style-name="pr4" draw:text-style-name="P7" draw:layer="layout" svg:width="48.992cm" svg:height="3.344cm" svg:x="0.557cm" svg:y="0.097cm" presentation:class="title" presentation:user-transformed="true">
          <draw:text-box>
            <text:p text:style-name="P6"><text:span text:style-name="T2">In this </text:span><text:span text:style-name="T2">Section, we </text:span><text:span text:style-name="T2">are going to </text:span><text:span text:style-name="T2">take a look </text:span><text:span text:style-name="T2">at…</text:span></text:p>
          </draw:text-box>
        </draw:frame>
        <draw:frame draw:name="Shape 149" presentation:style-name="pr5" draw:text-style-name="P9" draw:layer="layout" svg:width="48.379cm" svg:height="22.331cm" svg:x="1.17cm" svg:y="4.938cm" presentation:class="outline" presentation:user-transformed="true">
          <draw:text-box>
            <text:list text:style-name="L4">
              <text:list-item>
                <text:p text:style-name="P8"><text:span text:style-name="T4">Building single page </text:span><text:span text:style-name="T4">apps with react-router</text:span></text:p>
              </text:list-item>
              <text:list-item>
                <text:p text:style-name="P8"><text:span text:style-name="T4">Writing reusable data </text:span><text:span text:style-name="T4">management </text:span><text:span text:style-name="T4">components</text:span></text:p>
              </text:list-item>
              <text:list-item>
                <text:p text:style-name="P8"><text:span text:style-name="T4">Managing form state in a </text:span><text:span text:style-name="T4">React</text:span></text:p>
              </text:list-item>
              <text:list-item>
                <text:p text:style-name="P8"><text:span text:style-name="T4">Using the new React </text:span><text:span text:style-name="T4">context API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3">Mandatory Slide]</text:span></text:p>
              <text:p text:style-name="P10"><text:span text:style-name="T3">This talks about the main steps that are taken to reach the </text:span><text:span text:style-name="T3">aim of the section. This is basically the highlight of each </text:span><text:span text:style-name="T3">video that is a part of this section in a list form <text:s/>so that the </text:span><text:span text:style-name="T3">viewers know what they are getting into.</text:span></text:p>
              <text:p text:style-name="P10"><text:span text:style-name="T3">[</text:span></text:p>
            </draw:text-box>
          </draw:frame>
        </presentation:notes>
      </draw:page>
      <draw:page draw:name="page3" draw:style-name="dp3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6"><text:span text:style-name="T1">Single </text:span><text:span text:style-name="T1">Page </text:span><text:span text:style-name="T1">Applic</text:span><text:span text:style-name="T1">ations </text:span><text:span text:style-name="T1">with </text:span><text:span text:style-name="T1">React</text:span><text:span text:style-name="T1">-</text:span><text:span text:style-name="T1">Route</text:span><text:span text:style-name="T1">r</text:span></text:p>
          </draw:text-box>
        </draw:frame>
        <draw:frame draw:name="Subtitle 1" presentation:style-name="pr7" draw:text-style-name="P3" draw:layer="layout" svg:width="45.658cm" svg:height="2.403cm" svg:x="2.169cm" svg:y="15.488cm" presentation:class="subtitle" presentation:placeholder="true" presentation:user-transformed="true">
          <draw:text-box/>
        </draw:frame>
        <presentation:notes draw:style-name="dp2">
          <draw:page-thumbnail draw:name="Shape 164" draw:style-name="gr1" draw:layer="layout" svg:width="16.932cm" svg:height="9.524cm" svg:x="1.058cm" svg:y="1.905cm" draw:page-number="3" presentation:class="page"/>
          <draw:frame draw:name="Shape 16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text:span text:style-name="T3"><text:line-break/></text:span><text:span text:style-name="T3">This would be the introduction slide of the topic that you </text:span><text:span text:style-name="T3">are covering in this subsection.</text:span></text:p>
              <text:p text:style-name="P4"><text:span text:style-name="T3">When this slide plays, you could talk about the main aim that </text:span><text:span text:style-name="T3">we’d be covering in this video.</text:span></text:p>
            </draw:text-box>
          </draw:frame>
        </presentation:notes>
      </draw:page>
      <draw:page draw:name="In this Video, we are going to take a look at…" draw:style-name="dp1" draw:master-page-name="Title_20_Only" presentation:presentation-page-layout-name="AL1T19">
        <draw:frame draw:name="Shape 148" presentation:style-name="pr4" draw:text-style-name="P7" draw:layer="layout" svg:width="48.992cm" svg:height="3.344cm" svg:x="0.557cm" svg:y="0.097cm" presentation:class="title" presentation:user-transformed="true">
          <draw:text-box>
            <text:p text:style-name="P6"><text:span text:style-name="T2">In this Video, </text:span><text:span text:style-name="T2">we are going </text:span><text:span text:style-name="T2">to take a look </text:span><text:span text:style-name="T2">at…</text:span></text:p>
          </draw:text-box>
        </draw:frame>
        <draw:frame draw:name="Shape 149" presentation:style-name="pr5" draw:text-style-name="P9" draw:layer="layout" svg:width="48.379cm" svg:height="22.331cm" svg:x="1.17cm" svg:y="4.938cm" presentation:class="outline" presentation:user-transformed="true">
          <draw:text-box>
            <text:list text:style-name="L4">
              <text:list-item>
                <text:p text:style-name="P8"><text:span text:style-name="T4">Install react-router and </text:span><text:span text:style-name="T4">react-router-dom</text:span></text:p>
              </text:list-item>
              <text:list-item>
                <text:p text:style-name="P8"><text:span text:style-name="T4">Use a route to render </text:span><text:span text:style-name="T4">the jokes list at the root </text:span><text:span text:style-name="T4">URL</text:span></text:p>
              </text:list-item>
              <text:list-item>
                <text:p text:style-name="P8"><text:span text:style-name="T4">Add a new route to view </text:span><text:span text:style-name="T4">a single joke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4" presentation:class="page"/>
          <draw:frame draw:name="Shape 14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3">[Mandatory Slide]</text:span></text:p>
              <text:p text:style-name="P4"><text:span text:style-name="T3">Before the start of the video, we’d like to highlight what are </text:span><text:span text:style-name="T3">important topics or pointers that we’d be covering in this </text:span><text:span text:style-name="T3">video. This slide would immediately follow the intro/name </text:span><text:span text:style-name="T3">slide. This would just be say 2-3 points for the viewers to </text:span><text:span text:style-name="T3">know what they are getting into.</text:span></text:p>
              <text:p text:style-name="P4"><text:span text:style-name="T3"/></text:p>
            </draw:text-box>
          </draw:frame>
        </presentation:notes>
      </draw:page>
      <draw:page draw:name="page5" draw:style-name="dp1" draw:master-page-name="Default">
        <draw:frame draw:name="Shape 272" presentation:style-name="pr8" draw:text-style-name="P2" draw:layer="layout" svg:width="45.656cm" svg:height="5.183cm" svg:x="2.169cm" svg:y="10.102cm" presentation:class="title" presentation:user-transformed="true">
          <draw:text-box>
            <text:p text:style-name="P6"><text:span text:style-name="T1">Name of </text:span><text:span text:style-name="T1">the Next </text:span><text:span text:style-name="T1">Video</text:span></text:p>
          </draw:text-box>
        </draw:frame>
        <draw:frame draw:name="Shape 273" presentation:style-name="pr9" draw:text-style-name="P3" draw:layer="layout" svg:width="45.656cm" svg:height="2.403cm" svg:x="2.169cm" svg:y="15.488cm" presentation:class="subtitle" presentation:user-transformed="true">
          <draw:text-box>
            <text:p text:style-name="P6"><text:span text:style-name="T2">Next Video</text:span></text:p>
          </draw:text-box>
        </draw:frame>
        <presentation:notes draw:style-name="dp2">
          <draw:page-thumbnail draw:name="Shape 269" draw:style-name="gr1" draw:layer="layout" svg:width="16.932cm" svg:height="9.524cm" svg:x="1.058cm" svg:y="1.905cm" draw:page-number="5" presentation:class="page"/>
          <draw:frame draw:name="Shape 270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/text:p>
              <text:p text:style-name="P4"><text:span text:style-name="T3">Here the name of the next video needs to be mentioned. The </text:span><text:span text:style-name="T3">narration as you guessed it would be just letting the viewer </text:span><text:span text:style-name="T3">know exactly where we are at and what we’d be taking </text:span><text:span text:style-name="T3">over next! </text:span><text:span text:style-name="T5">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5</text:page-number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6</meta:editing-cycles>
    <dc:date>2018-02-04T10:41:50.036745214</dc:date>
    <meta:editing-duration>PT36M17S</meta:editing-duration>
    <meta:generator>LibreOffice/5.1.6.2$Linux_X86_64 LibreOffice_project/10m0$Build-2</meta:generator>
    <meta:document-statistic meta:object-count="11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